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1">
      <style:text-properties officeooo:paragraph-rsid="000944f7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paragraph-rsid="000944f7"/>
    </style:style>
    <style:style style:name="P5" style:family="paragraph" style:parent-style-name="List_20_Paragraph">
      <style:text-properties officeooo:rsid="000944f7" officeooo:paragraph-rsid="000944f7"/>
    </style:style>
    <style:style style:name="P6" style:family="paragraph" style:parent-style-name="List_20_Paragraph" style:list-style-name="L1">
      <style:text-properties officeooo:rsid="000944f7" officeooo:paragraph-rsid="000944f7"/>
    </style:style>
    <style:style style:name="P7" style:family="paragraph" style:parent-style-name="List_20_Paragraph" style:list-style-name="L2">
      <style:text-properties officeooo:rsid="000944f7" officeooo:paragraph-rsid="000944f7"/>
    </style:style>
    <style:style style:name="P8" style:family="paragraph" style:parent-style-name="List_20_Paragraph" style:list-style-name="L2">
      <style:text-properties officeooo:paragraph-rsid="000944f7"/>
    </style:style>
    <style:style style:name="P9" style:family="paragraph" style:parent-style-name="List_20_Paragraph" style:list-style-name="WWNum2">
      <style:text-properties officeooo:rsid="000a37df" officeooo:paragraph-rsid="000a37df"/>
    </style:style>
    <style:style style:name="P10" style:family="paragraph" style:parent-style-name="List_20_Paragraph" style:list-style-name="L1">
      <style:text-properties officeooo:rsid="000a37df" officeooo:paragraph-rsid="000a37df"/>
    </style:style>
    <style:style style:name="T1" style:family="text">
      <style:text-properties officeooo:rsid="000944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 voor IPASS</text:h>
      <text:h text:style-name="Heading_20_2" text:outline-level="2">Preambule met</text:h>
      <text:p text:style-name="Standard">Naam: <text:span text:style-name="T1">Mike Hoogendoorn</text:span></text:p>
      <text:p text:style-name="Standard">Studentnummer: 1747536</text:p>
      <text:p text:style-name="Standard">Email adres: <text:span text:style-name="T1">mike.hoogendoorn@student.hu.nl</text:span></text:p>
      <text:p text:style-name="Standard">Datum van document: <text:span text:style-name="T1">21-06-2019</text:span></text:p>
      <text:h text:style-name="Heading_20_2" text:outline-level="2">Beschrijving project</text:h>
      <text:p text:style-name="Standard">Welke hardware ga je gebruiken?</text:p>
      <text:list xml:id="list3993207961" text:style-name="WWNum1">
        <text:list-item>
          <text:p text:style-name="P2"><text:a xlink:type="simple" xlink:href="https://www.adafruit.com/product/364" text:style-name="Internet_20_link" text:visited-style-name="Visited_20_Internet_20_Link"><text:span text:style-name="T1">Adafruit pn532 nfc/rfid breakout board </text:span></text:a><text:span text:style-name="T1">/ </text:span><text:a xlink:type="simple" xlink:href="https://www.nxp.com/docs/en/user-guide/141520.pdf" text:style-name="Internet_20_link" text:visited-style-name="Visited_20_Internet_20_Link"><text:span text:style-name="T1">Datasheet</text:span></text:a></text:p>
        </text:list-item>
        <text:list-item>
          <text:p text:style-name="P2"><text:a xlink:type="simple" xlink:href="https://store.arduino.cc/due" text:style-name="Internet_20_link" text:visited-style-name="Visited_20_Internet_20_Link"><text:span text:style-name="T1">Arduino Due</text:span></text:a></text:p>
        </text:list-item>
      </text:list>
      <text:p text:style-name="Standard">Welke library ga je maken?</text:p>
      <text:list xml:id="list3813038384" text:style-name="WWNum2">
        <text:list-item>
          <text:p text:style-name="P4">Wat doet de library?</text:p>
        </text:list-item>
      </text:list>
      <text:list xml:id="list2669181487" text:style-name="L2">
        <text:list-item>
          <text:p text:style-name="P8"><text:span text:style-name="T1">NFC kaarten lezen en schrijven.</text:span></text:p>
        </text:list-item>
        <text:list-item>
          <text:p text:style-name="P7">Informatie van de PN532 opvragen (Firmware versie etc.)</text:p>
        </text:list-item>
        <text:list-item>
          <text:p text:style-name="P7">De paar extra gpio poorten kunnen lezen en schrijven. (hoog/laag.)</text:p>
        </text:list-item>
        <text:list-item>
          <text:p text:style-name="P7">Al het bovenstaande via I2C of SPI (Bij tijd tekort alleen via I2C.)</text:p>
        </text:list-item>
      </text:list>
      <text:p text:style-name="P5"/>
      <text:p text:style-name="P5"/>
      <text:list xml:id="list131201519907348" text:continue-list="list3813038384" text:style-name="WWNum2">
        <text:list-item>
          <text:p text:style-name="P3">Als je het al weet: welke methoden (C++ functies: functienaam + argumenten) in de klassen?</text:p>
        </text:list-item>
      </text:list>
      <text:list xml:id="list1371255335" text:style-name="L1">
        <text:list-item>
          <text:p text:style-name="P6">Void get_firmware_version();</text:p>
        </text:list-item>
        <text:list-item>
          <text:p text:style-name="P6">void read_write( std::array&lt;uint8_t, 64&gt; &amp; bytes_out, size_t byte_length );</text:p>
        </text:list-item>
        <text:list-item>
          <text:p text:style-name="P6">int8_t Calculate_DCS( std::array&lt;uint8_t, 64&gt; &amp; bytes_out, size_t byte_length );</text:p>
        </text:list-item>
        <text:list-item>
          <text:p text:style-name="P6">void wait_for_ready();</text:p>
        </text:list-item>
        <text:list-item>
          <text:p text:style-name="P10">meer functies zullen nog volgen.</text:p>
        </text:list-item>
      </text:list>
      <text:p text:style-name="List_20_Paragraph"/>
      <text:p text:style-name="List_20_Paragraph"/>
      <text:list xml:id="list131201553194034" text:continue-list="list131201519907348" text:style-name="WWNum2">
        <text:list-item>
          <text:p text:style-name="P3">Wat maakt de library ‘moeilijk’/uitdagend? (applicatie of library moet voldoende uitdagend zijn)</text:p>
          <text:p text:style-name="P9">Het schrijven van een correct werkende NFC library via comunnicatie protocollen waar ik nog vrijwel geen ervaring mee heb.</text:p>
        </text:list-item>
      </text:list>
      <text:p text:style-name="Standard">Welke applicatie ga je maken? </text:p>
      <text:list xml:id="list131202976529136" text:continue-numbering="true" text:style-name="WWNum2">
        <text:list-item>
          <text:p text:style-name="P3">Hoe heet de applicatie?</text:p>
          <text:p text:style-name="P9">NFC lock that displays custom message from the NFC cards eeprom.</text:p>
        </text:list-item>
        <text:list-item>
          <text:p text:style-name="P3">Wat doet de applicatie?</text:p>
          <text:p text:style-name="P9">De applicatie laat op een LCD zien wat er op de eeprom van de nfc kaart geschreven staat als het een door het systeem bekend card ID heeft.</text:p>
        </text:list-item>
        <text:list-item>
          <text:p text:style-name="P3">Wat maakt de applicatie ‘moeilijk’/uitdagend? (applicatie of library moet voldoende uitdagend zijn)</text:p>
          <text:p text:style-name="P9"><text:soft-page-break/>Het combineren van meerdere libraries en hardware zonder dat de verschillende libraries met elkaar in de knoop zitten.</text:p>
        </text:list-item>
      </text:list>
      <text:h text:style-name="Heading_20_2" text:outline-level="2">Risicobeheersing project (dit mag ook in bovenstaande beschrijving)<text:bookmark text:name="_GoBack"/></text:h>
      <text:p text:style-name="Standard">Welke versies zie je in de library en applicatie?</text:p>
      <text:p text:style-name="Standard">Hoe ga je toch iets opleveren als het tegenz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l" fo:country="NL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Kop_20_2_20_Char" style:display-name="Kop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Kop_20_1_20_Char" style:display-name="Kop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st Schalken-Pinkster</meta:initial-creator>
    <meta:editing-cycles>2</meta:editing-cycles>
    <meta:creation-date>2016-05-24T07:28:00</meta:creation-date>
    <dc:date>2019-06-21T13:12:01.116728057</dc:date>
    <meta:editing-duration>PT22M46S</meta:editing-duration>
    <meta:generator>LibreOffice/6.2.4.2$Linux_X86_64 LibreOffice_project/20$Build-2</meta:generator>
    <meta:document-statistic meta:table-count="0" meta:image-count="0" meta:object-count="0" meta:page-count="2" meta:paragraph-count="34" meta:word-count="276" meta:character-count="1750" meta:non-whitespace-character-count="1524"/>
    <meta:user-defined meta:name="AppVersion">15.0000</meta:user-defined>
    <meta:user-defined meta:name="ContentTypeId">0x0101003214218695A6384D943ED44B61844F7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